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sFinderTest.shouldFindFirstSimilarInvocation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sFinderTest.shouldFindFirstUnverifie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sFinderTest.shouldReturnAllChunksWhenModeIs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sFinderTest.shouldFindAllStackT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sFinderTest.shouldFindMatchingChu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sFinderTest.shouldFindFirstUnverifiedInOrderAndRespectSequenc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sFinderTest.shouldFindFirstUnverifi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ocationsFinderTest.shouldFindActua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sFin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vocationsFinderTest.shouldFindFirstUnverifiedInvocationOn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sFinderTest.shouldFindAllMatchingUnverified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vocationsFinderTest.shouldGetLas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sFinderTest.shouldReturnAllChunksWhenWantedCountDoesn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sFinderTest.shouldNotFindLocationsForEmptyInvocation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sFinderTest.shouldFindPreviou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sFinderTest.shouldFindInvocationWithTheSam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